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fa78c" officeooo:paragraph-rsid="001fa78c"/>
    </style:style>
    <style:style style:name="P2" style:family="paragraph" style:parent-style-name="Heading_20_2">
      <style:text-properties officeooo:rsid="001d977d" officeooo:paragraph-rsid="001d977d"/>
    </style:style>
    <style:style style:name="P3" style:family="paragraph" style:parent-style-name="Heading_20_2">
      <style:text-properties officeooo:paragraph-rsid="001d977d"/>
    </style:style>
    <style:style style:name="P4" style:family="paragraph" style:parent-style-name="Heading_20_2">
      <style:text-properties officeooo:rsid="001f5333" officeooo:paragraph-rsid="001f5333"/>
    </style:style>
    <style:style style:name="P5" style:family="paragraph" style:parent-style-name="Text_20_body">
      <style:text-properties officeooo:rsid="001d977d" officeooo:paragraph-rsid="001d977d"/>
    </style:style>
    <style:style style:name="P6" style:family="paragraph" style:parent-style-name="Text_20_body">
      <style:text-properties officeooo:rsid="001d977d" officeooo:paragraph-rsid="001f5333"/>
    </style:style>
    <style:style style:name="P7" style:family="paragraph" style:parent-style-name="Text_20_body">
      <style:text-properties officeooo:rsid="001ded6f" officeooo:paragraph-rsid="001ded6f"/>
    </style:style>
    <style:style style:name="P8" style:family="paragraph" style:parent-style-name="Text_20_body">
      <style:text-properties officeooo:rsid="001f5333" officeooo:paragraph-rsid="001f5333"/>
    </style:style>
    <style:style style:name="P9" style:family="paragraph" style:parent-style-name="Text_20_body">
      <style:text-properties officeooo:paragraph-rsid="001fa78c"/>
    </style:style>
    <style:style style:name="P10" style:family="paragraph" style:parent-style-name="Text_20_body">
      <style:text-properties officeooo:paragraph-rsid="001ded6f"/>
    </style:style>
    <style:style style:name="P11" style:family="paragraph" style:parent-style-name="Text_20_body">
      <style:text-properties officeooo:rsid="001fa78c" officeooo:paragraph-rsid="001fa78c"/>
    </style:style>
    <style:style style:name="T1" style:family="text">
      <style:text-properties officeooo:rsid="001d977d"/>
    </style:style>
    <style:style style:name="T2" style:family="text">
      <style:text-properties fo:font-style="italic" officeooo:rsid="001f5333" style:font-style-asian="italic" style:font-style-complex="italic"/>
    </style:style>
    <style:style style:name="T3" style:family="text">
      <style:text-properties fo:font-style="italic" officeooo:rsid="001fa78c" style:font-style-asian="italic" style:font-style-complex="italic"/>
    </style:style>
    <style:style style:name="T4" style:family="text">
      <style:text-properties fo:font-style="italic" officeooo:rsid="001ded6f" style:font-style-asian="italic" style:font-style-complex="italic"/>
    </style:style>
    <style:style style:name="T5" style:family="text">
      <style:text-properties officeooo:rsid="001ded6f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f5333"/>
    </style:style>
    <style:style style:name="T8" style:family="text">
      <style:text-properties officeooo:rsid="001fa78c"/>
    </style:style>
    <style:style style:name="T9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lecules</text:h>
      <text:p text:style-name="P5">ID, <text:span text:style-name="T7">group</text:span>, <text:span text:style-name="T7">n</text:span>ame, Summenformel, <text:span text:style-name="T7">molecular formula (image/ChemDraw)</text:span>, SMILE<text:span text:style-name="T7">S</text:span>-String</text:p>
      <text:p text:style-name="P5"/>
      <text:h text:style-name="P4" text:outline-level="2">Single Molecules</text:h>
      <text:p text:style-name="P6">ID, <text:span text:style-name="T2">further information</text:span></text:p>
      <text:h text:style-name="P2" text:outline-level="2">Triplet-Doublet <text:span text:style-name="T7">pairs</text:span></text:h>
      <text:p text:style-name="P5">ID, Doublet, <text:span text:style-name="T6">Linker</text:span>, Chromophor<text:span text:style-name="T7">e</text:span></text:p>
      <text:p text:style-name="P8">(Linker includes possibility to define bimolecular systems and supramolecular systems)</text:p>
      <text:h text:style-name="P4" text:outline-level="2">Radical pairs</text:h>
      <text:p text:style-name="P5">ID, Radi<text:span text:style-name="T7">c</text:span>al 1, Radi<text:span text:style-name="T7">c</text:span>al 2</text:p>
      <text:h text:style-name="P4" text:outline-level="2">Triplet-Triplet pairs</text:h>
      <text:p text:style-name="P8">ID, Triplet 1, Triplet 2</text:p>
      <text:h text:style-name="P1" text:outline-level="1">Measurement</text:h>
      <text:p text:style-name="P5">ID, <text:span text:style-name="T8">Molecule</text:span>, Method, Temperatur<text:span text:style-name="T8">e</text:span>, <text:span text:style-name="T8">Solvent, </text:span><text:span text:style-name="T3">Concentration</text:span><text:span text:style-name="T8">,</text:span> Dat<text:span text:style-name="T8">e</text:span>, <text:span text:style-name="T3">Location</text:span>, <text:span text:style-name="T3">Device,</text:span> <text:span text:style-name="T3">Series</text:span><text:span text:style-name="T8">,</text:span> <text:span text:style-name="T8">Path to the dataset</text:span>, <text:span text:style-name="T8">data corrected</text:span>? <text:span text:style-name="T8">Data evaluated</text:span>?</text:p>
      <text:p text:style-name="P5"/>
      <text:h text:style-name="P2" text:outline-level="2">TREPR</text:h>
      <text:p text:style-name="P9"><text:span text:style-name="T5">ID, Frequen</text:span><text:span text:style-name="T8">cy</text:span><text:span text:style-name="T5"> </text:span><text:span text:style-name="T8">(XQW)</text:span><text:span text:style-name="T5">, </text:span><text:bookmark text:name="tw-target-text"/><text:span text:style-name="T9">Excitation wavelength</text:span><text:span text:style-name="T5">, </text:span><text:span text:style-name="T3">Excitation energy</text:span><text:span text:style-name="T8">, </text:span><text:span text:style-name="T5">Attenuation, </text:span><text:span text:style-name="T3">Number of s</text:span><text:span text:style-name="T4">cans, </text:span><text:span text:style-name="T3">Repetition rate,</text:span><text:span text:style-name="T4"> </text:span><text:span text:style-name="T3">Mode</text:span></text:p>
      <text:h text:style-name="P2" text:outline-level="2">CWEPR</text:h>
      <text:p text:style-name="P7">ID, Frequenz <text:span text:style-name="T8">(XQW)</text:span>, Attenuation</text:p>
      <text:h text:style-name="P2" text:outline-level="2">UVVIS</text:h>
      <text:p text:style-name="P10"><text:span text:style-name="T5">ID, </text:span><text:span text:style-name="T8">Dimension </text:span><text:span text:style-name="T9">of the cuvette</text:span></text:p>
      <text:h text:style-name="P3" text:outline-level="2"><text:span text:style-name="T1">F</text:span><text:span text:style-name="T8">luorescence</text:span></text:h>
      <text:p text:style-name="P11">ID, Excitation or emission?, W<text:span text:style-name="T9">avelength, OD (Absorbance)</text:span></text:p>
      <text:h text:style-name="P2" text:outline-level="2">FS-TA</text:h>
      <text:p text:style-name="P11">ID, Excitation wavelength, Excitation energy</text:p>
      <text:h text:style-name="P2" text:outline-level="2">NS-TA</text:h>
      <text:p text:style-name="P11">ID, Excitation wavelength, Excitation energy</text:p>
      <text:h text:style-name="P2" text:outline-level="2">NMR</text:h>
      <text:p text:style-name="P11">ID, Frequency</text:p>
      <text:h text:style-name="P2" text:outline-level="2">QY</text:h>
      <text:p text:style-name="P11">ID, Excitation wavelength</text:p>
      <text:h text:style-name="P2" text:outline-level="2">SPT</text:h>
      <text:p text:style-name="P11">ID, Excitation wavelength, Filter</text:p>
      <text:h text:style-name="P2" text:outline-level="2">PULS<text:span text:style-name="T8">E</text:span> EPR (TN, PEANUT, PELDOR, saturation recovery...)</text:h>
      <text:p text:style-name="P11">ID, Type (e.g. PEANUT, PELDOR…), Path to DSC-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0:10:58.840492827</meta:creation-date>
    <meta:generator>LibreOffice/24.2.7.2$Linux_X86_64 LibreOffice_project/420$Build-2</meta:generator>
    <dc:date>2025-11-05T11:28:06.978151182</dc:date>
    <meta:editing-duration>PT1H8M19S</meta:editing-duration>
    <meta:editing-cycles>5</meta:editing-cycles>
    <meta:print-date>2025-11-05T11:28:04.047018886</meta:print-date>
    <meta:printed-by>PDF-Dateien</meta:printed-by>
    <meta:document-statistic meta:table-count="0" meta:image-count="0" meta:object-count="0" meta:page-count="2" meta:paragraph-count="33" meta:word-count="136" meta:character-count="1039" meta:non-whitespace-character-count="936"/>
  </office:meta>
</office:document-meta>
</file>